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224.84pt"/>
    </style:style>
    <style:style style:name="co4" style:family="table-column">
      <style:table-column-properties fo:break-before="auto" style:column-width="374.6pt"/>
    </style:style>
    <style:style style:name="co5" style:family="table-column">
      <style:table-column-properties fo:break-before="auto" style:column-width="593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reeVario F4 V1.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3, C4, C22, C31, C32, C34, C35, C36, C37, C38, C39, C40, C41, C42, C43, C44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2, C9, C10, C13, C15, C16, C19, C20, C23, C24, C25, C33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3, R6, R12, R13, R19, R21, R25, R26, R2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-0603</text:p>
          </table:table-cell>
          <table:table-cell office:value-type="string" calcext:value-type="string">
            <text:p>R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7, R23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-SOD323-R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KX-9B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Quartz Crystals (MHz) SMD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_0603_M</text:p>
          </table:table-cell>
          <table:table-cell office:value-type="string" calcext:value-type="string">
            <text:p>U$27</text:p>
          </table:table-cell>
          <table:table-cell office:value-type="string" calcext:value-type="string">
            <text:p>Generic chip i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MOSFET-NREFLOW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0UF-POLAR-EIA3216-16V-10%(TANT)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.0µF polarized capacit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EUC0603K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5, R11, R14, R15, R16, R2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17, R18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2745-249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FC/FPC-to-Board <text:s/>0.50mm (.020") SMT Top Cont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3261-02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3261-0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SWPA3015S2R2NT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Wire Wound SMD Power Indu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E28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ME280 - Environmental Sensor (I2C + SP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N3065</text:p>
          </table:table-cell>
          <table:table-cell office:value-type="string" calcext:value-type="string">
            <text:p>PMIC-CN3065-DFN8</text:p>
          </table:table-cell>
          <table:table-cell office:value-type="string" calcext:value-type="string">
            <text:p>U3</text:p>
          </table:table-cell>
          <table:table-cell office:value-type="float" office:value="310030101" calcext:value-type="float">
            <text:p>310030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C-135_32.7680KA-A0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MOSFET-P'SI2323CDS/SI2305DS&lt;BR&gt;'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<text:s/>32.7680 Khz 20ppm 12.5pf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M-11</text:p>
          </table:table-cell>
          <table:table-cell office:value-type="string" calcext:value-type="string">
            <text:p>HM13</text:p>
          </table:table-cell>
          <table:table-cell office:value-type="string" calcext:value-type="string">
            <text:p>JNHuaMao HM-11 Bluetooth 4.0 Transcei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D1, D2, D3, D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ULESX1276</text:p>
          </table:table-cell>
          <table:table-cell office:value-type="string" calcext:value-type="string">
            <text:p>U$4</text:p>
          </table:table-cell>
          <table:table-cell office:value-type="string" calcext:value-type="string">
            <text:p>Module SX1276 LORA mod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-6050-1</text:p>
          </table:table-cell>
          <table:table-cell office:value-type="string" calcext:value-type="string">
            <text:p>AC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mentary Switch (Pushbutton) - SP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9193-33</text:p>
          </table:table-cell>
          <table:table-cell office:value-type="string" calcext:value-type="string">
            <text:p>MIC5219XX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SMD-TRANSISTORS-PNP-25V-500MA(SOT-23)</text:p>
          </table:table-cell>
          <table:table-cell office:value-type="string" calcext:value-type="string">
            <text:p>T1</text:p>
          </table:table-cell>
          <table:table-cell office:value-type="float" office:value="305020006" calcext:value-type="float">
            <text:p>305020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M68M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STM32F405RG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STM32F405RGT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-HOLDER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TF / Micro SD socket is PUSH-PUSH type, the card can be pushed into and auto locked and pushed out by simply press the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.FL-R-SMT(01)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U.FL Series 6 Ghz 50 Ohm Ultra-small SMT Coaxial Cable Receptac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C_LOWSPEED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USB C Female connctor. Only uses the USB 2.0 data po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21X02_NO_SILK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-LED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-015A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TS-15A</text:p>
          </table:table-cell>
        </table:table-row>
        <table:table-row table:style-name="ro1" table:number-rows-repeated="10485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FreeVario F4 V1.2'.A1:'FreeVario F4 V1.2'.E5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5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4:45:56.854708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4:46:52.529293679</dc:date>
    <meta:editing-duration>PT3M8S</meta:editing-duration>
    <meta:editing-cycles>2</meta:editing-cycles>
    <meta:generator>LibreOffice/6.0.7.3$Linux_X86_64 LibreOffice_project/00m0$Build-3</meta:generator>
    <meta:document-statistic meta:table-count="1" meta:cell-count="279" meta:object-count="0"/>
  </office:meta>
</office:document-meta>
</file>